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003" officeooo:paragraph-rsid="00056003"/>
    </style:style>
    <style:style style:name="P2" style:family="paragraph" style:parent-style-name="Standard">
      <style:text-properties fo:font-weight="bold" officeooo:rsid="00056003" officeooo:paragraph-rsid="00056003" style:font-weight-asian="bold" style:font-weight-complex="bold"/>
    </style:style>
    <style:style style:name="P3" style:family="paragraph" style:parent-style-name="Standard">
      <style:text-properties officeooo:rsid="00063b82" officeooo:paragraph-rsid="00063b82"/>
    </style:style>
    <style:style style:name="P4" style:family="paragraph" style:parent-style-name="Standard">
      <style:text-properties officeooo:rsid="000781fb" officeooo:paragraph-rsid="000781fb"/>
    </style:style>
    <style:style style:name="P5" style:family="paragraph" style:parent-style-name="Standard" style:list-style-name="L1">
      <style:text-properties officeooo:rsid="00056003" officeooo:paragraph-rsid="00056003"/>
    </style:style>
    <style:style style:name="P6" style:family="paragraph" style:parent-style-name="Standard">
      <style:text-properties officeooo:rsid="000781fb" officeooo:paragraph-rsid="000781fb"/>
    </style:style>
    <style:style style:name="P7" style:family="paragraph" style:parent-style-name="Standard">
      <style:text-properties officeooo:rsid="0007f75f" officeooo:paragraph-rsid="0007f7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speed</text:p>
      <text:p text:style-name="P1"/>
      <text:p text:style-name="P7">Readspeed.co is available</text:p>
      <text:p text:style-name="P4"/>
      <text:p text:style-name="P4">Opening page – short welcome note then at the bottom “click here to calculate your read speed”</text:p>
      <text:p text:style-name="P4"/>
      <text:p text:style-name="P7">Tabs on the right and left, fiction, non-fiction. </text:p>
      <text:p text:style-name="P7"/>
      <text:p text:style-name="P7">Compare your readspeed against your friends. </text:p>
      <text:p text:style-name="P4"/>
      <text:p text:style-name="P4">Taken to next page where you tick the boxes for the genres you are interested in.</text:p>
      <text:p text:style-name="P4"/>
      <text:p text:style-name="P4">Then do fill in how often do you read</text:p>
      <text:p text:style-name="P4">how many days a week</text:p>
      <text:p text:style-name="P4">how long each day</text:p>
      <text:p text:style-name="P4"/>
      <text:p text:style-name="P4">Then calculate your read speed for the first genre</text:p>
      <text:p text:style-name="P4"/>
      <text:p text:style-name="P4">Then results: given your read speed you could complete the following books.</text:p>
      <text:p text:style-name="P4"/>
      <text:p text:style-name="P4">These are currently the most popular books in this genre and it would take you X hours and X minutes to complete them.</text:p>
      <text:p text:style-name="P4"/>
      <text:p text:style-name="P4">Then price comparison for each of them </text:p>
      <text:p text:style-name="P4"/>
      <text:p text:style-name="P4">Then “caulcalte your read speed for travel/self-help/action/murder byster/etc books”</text:p>
      <text:p text:style-name="P1"/>
      <text:p text:style-name="P1">Do an initial test on a generic block of text.</text:p>
      <text:p text:style-name="P1"/>
      <text:p text:style-name="P1">Once that has been completed give them a list of books they could read within a certain time frame.</text:p>
      <text:p text:style-name="P1"/>
      <text:p text:style-name="P1">After that get them to sign up for the full service which will include three different reading tests reviewing different types of books and articles:</text:p>
      <text:list xml:id="list6181732429960351994" text:style-name="L1">
        <text:list-item>
          <text:p text:style-name="P5">Fiction</text:p>
        </text:list-item>
        <text:list-item>
          <text:p text:style-name="P5">Foregin language fiction</text:p>
        </text:list-item>
        <text:list-item>
          <text:p text:style-name="P5">Business</text:p>
        </text:list-item>
        <text:list-item>
          <text:p text:style-name="P5">Academic</text:p>
        </text:list-item>
      </text:list>
      <text:p text:style-name="P1"/>
      <text:p text:style-name="P3">Do a league table to measure how fast you read compared to your friends, how many books you read a wee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9:55.758117950</meta:creation-date>
    <dc:date>2017-08-16T10:35:01.321196986</dc:date>
    <meta:editing-duration>P1DT1H22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14" meta:character-count="1195" meta:non-whitespace-character-count="1002"/>
  </office:meta>
</office:document-meta>
</file>